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1.76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cm" fo:min-width="2.3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75cm" svg:height="1.145cm" svg:x="1.4cm" svg:y="1.6cm">
          <draw:text-box>
            <text:p><text:span text:style-name="T1">Correction des Dms Organigrammes.</text:span></text:p>
          </draw:text-box>
        </draw:frame>
        <draw:frame draw:style-name="gr1" draw:text-style-name="P2" draw:layer="layout" svg:width="6.886cm" svg:height="1.128cm" svg:x="1.6cm" svg:y="3.3cm">
          <draw:text-box>
            <text:p>Sujet 1 : Store en tissu</text:p>
          </draw:text-box>
        </draw:frame>
        <draw:custom-shape draw:style-name="gr2" draw:text-style-name="P4" draw:layer="layout" svg:width="3.2cm" svg:height="1.8cm" svg:x="7.9cm" svg:y="5.2cm">
          <text:p text:style-name="P3">Déb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5.7cm" svg:height="2.1cm" svg:x="6.6cm" svg:y="7.9cm">
          <text:p text:style-name="P3"><text:span text:style-name="T2">Appui <text:s/>descendr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draw:layer="layout" svg:width="5.7cm" svg:height="2.1cm" svg:x="6.501cm" svg:y="10.901cm">
          <text:p text:style-name="P3"><text:span text:style-name="T2">Vent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4.2cm" svg:height="1.8cm" svg:x="7.4cm" svg:y="13.8cm">
          <text:p text:style-name="P3">Descendr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7cm" svg:height="2.1cm" svg:x="6.502cm" svg:y="16.902cm">
          <text:p text:style-name="P3"><text:span text:style-name="T2">Store descendu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6" draw:layer="layout" svg:x1="9.5cm" svg:y1="7cm" svg:x2="9.5cm" svg:y2="7.9cm">
          <text:p/>
        </draw:line>
        <draw:line draw:style-name="gr5" draw:text-style-name="P6" draw:layer="layout" svg:x1="9.5cm" svg:y1="10cm" svg:x2="9.451cm" svg:y2="10.95cm">
          <text:p/>
        </draw:line>
        <draw:line draw:style-name="gr5" draw:text-style-name="P6" draw:layer="layout" svg:x1="9.35cm" svg:y1="13.025cm" svg:x2="9.4cm" svg:y2="13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1T11:14:42.720881175</meta:creation-date>
    <dc:date>2016-02-01T11:53:32.294559840</dc:date>
    <meta:editing-duration>PT38M48S</meta:editing-duration>
    <meta:editing-cycles>2</meta:editing-cycles>
    <meta:generator>LibreOffice/5.0.4.2$Linux_X86_64 LibreOffice_project/00m0$Build-2</meta:generator>
    <meta:document-statistic meta:object-count="10"/>
  </office:meta>
</office:document-meta>
</file>